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style:page-number="auto" fo:background-color="#ffffff" fo:padding="0in" fo:border="none">
        <style:background-image/>
      </style:paragraph-properties>
    </style:style>
    <style:style style:name="P2" style:family="paragraph" style:parent-style-name="Standard">
      <style:paragraph-properties fo:background-color="#ffffff" fo:padding="0in" fo:border="none">
        <style:background-image/>
      </style:paragraph-properties>
    </style:style>
    <style:style style:name="P3" style:family="paragraph" style:parent-style-name="Standard">
      <style:paragraph-properties fo:background-color="#ffffff" fo:padding="0in" fo:border="none">
        <style:background-image/>
      </style:paragraph-properties>
      <style:text-properties fo:color="#222222" fo:font-size="10pt" fo:background-color="#ffffff" style:font-size-asian="10pt" style:font-size-complex="10pt"/>
    </style:style>
    <style:style style:name="P4" style:family="paragraph" style:parent-style-name="Standard">
      <style:paragraph-properties fo:text-align="center" style:justify-single-word="false" fo:background-color="#ffffff" fo:padding="0in" fo:border="none">
        <style:background-image/>
      </style:paragraph-properties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text-align="center" style:justify-single-word="false" fo:background-color="#ffffff" fo:padding="0in" fo:border="none">
        <style:background-image/>
      </style:paragraph-properties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 fo:background-color="#ffffff" fo:padding="0in" fo:border="none">
        <style:background-image/>
      </style:paragraph-properties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 fo:background-color="#ffffff" fo:padding="0in" fo:border="none">
        <style:background-image/>
      </style:paragraph-properties>
      <style:text-properties style:text-line-through-style="solid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text-indent="-0.25in" style:auto-text-indent="false" fo:background-color="#ffffff" fo:padding="0in" fo:border="none">
        <style:background-image/>
      </style:paragraph-properties>
    </style:style>
    <style:style style:name="P10" style:family="paragraph" style:parent-style-name="Standard" style:list-style-name="WWNum1">
      <style:paragraph-properties fo:margin-left="1in" fo:margin-right="0in" fo:text-indent="-0.25in" style:auto-text-indent="false" fo:background-color="#ffffff" fo:padding="0in" fo:border="none">
        <style:background-image/>
      </style:paragraph-properties>
      <style:text-properties style:text-line-through-style="solid"/>
    </style:style>
    <style:style style:name="P11" style:family="paragraph" style:parent-style-name="Standard" style:list-style-name="WWNum1">
      <style:paragraph-properties fo:margin-left="1in" fo:margin-right="0in" fo:text-indent="-0.25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 fo:background-color="#ffffff" fo:padding="0in" fo:border="none">
        <style:background-image/>
      </style:paragraph-properties>
    </style:style>
    <style:style style:name="P13" style:family="paragraph" style:parent-style-name="Standard">
      <style:paragraph-properties fo:margin-left="0.5in" fo:margin-right="0in" fo:text-indent="0in" style:auto-text-indent="false" fo:background-color="#ffffff" fo:padding="0in" fo:border="none">
        <style:background-image/>
      </style:paragraph-properties>
      <style:text-properties fo:color="#222222" fo:font-size="10pt" fo:background-color="#ffffff" style:font-size-asian="10pt" style:font-size-complex="10pt"/>
    </style:style>
    <style:style style:name="T1" style:family="text">
      <style:text-properties fo:color="#222222" fo:background-color="#ffffff"/>
    </style:style>
    <style:style style:name="T2" style:family="text">
      <style:text-properties fo:color="#222222" fo:font-size="10pt" fo:background-color="#ffffff" style:font-size-asian="10pt" style:font-size-complex="10pt"/>
    </style:style>
    <style:style style:name="T3" style:family="text">
      <style:text-properties fo:color="#222222" fo:font-size="10pt" fo:font-weight="bold" fo:background-color="#ffffff" style:font-size-asian="10pt" style:font-weight-asian="bold" style:font-size-complex="10pt"/>
    </style:style>
    <style:style style:name="T4" style:family="text">
      <style:text-properties fo:color="#222222" fo:font-weight="bold" fo:background-color="#ffffff" style:font-weight-asian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weight="bold" style:font-weight-asian="bold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fo:color="#1155cc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0" style:family="text">
      <style:text-properties style:text-underline-style="none"/>
    </style:style>
    <style:style style:name="T11" style:family="text">
      <style:text-properties fo:font-size="18pt" fo:font-weight="bold" style:font-size-asian="18pt" style:font-weight-asian="bold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bookmark text:name="_q0kf6kcwrkqm"/>Documents // Checklist </text:h>
      <text:p text:style-name="P3"/>
      <text:list xml:id="list4753718354192347751" text:style-name="WWNum1">
        <text:list-item>
          <text:p text:style-name="P6"><text:span text:style-name="T1">Passeport</text:span></text:p>
          <text:list>
            <text:list-item>
              <text:p text:style-name="P9"><text:span text:style-name="T3">Copy of ID pages and all VISAS obtained for the adventure (Turkmenistan must be obtained prior to departure) / </text:span><text:span text:style-name="T2">Copie des pages d’identification et des VISAS obtenus pour l’aventure (obligation du visa Turkmène avant le départ) </text:span></text:p>
            </text:list-item>
          </text:list>
        </text:list-item>
      </text:list>
      <text:p text:style-name="P13"/>
      <text:list xml:id="list146873297" text:continue-numbering="true" text:style-name="WWNum1">
        <text:list-item>
          <text:p text:style-name="P7"><text:span text:style-name="T4">Waiver Agreement (Annex 1) /</text:span><text:span text:style-name="T1"> Formulaire de renonciation à recours (Annexe 1)</text:span></text:p>
        </text:list-item>
      </text:list>
      <text:p text:style-name="P2"/>
      <text:list xml:id="list1914329844" text:continue-numbering="true" text:style-name="WWNum1">
        <text:list-item>
          <text:p text:style-name="P6"><text:span text:style-name="T4">Medical file /</text:span><text:span text:style-name="T1"> Dossier médical </text:span></text:p>
          <text:list>
            <text:list-item>
              <text:p text:style-name="P9"><text:span text:style-name="T6">Up-to-date medical certificate confirming fitness for practice of endurance sports</text:span><text:span text:style-name="T5"><text:line-break/>Certificat médical actualisé d’aptitude à la pratique sportive d’endurance.</text:span></text:p>
            </text:list-item>
            <text:list-item>
              <text:p text:style-name="P10"><text:span text:style-name="T6">Medical record form in the Annexe 2 of the Adventure Regulation, countersigned by the participant.</text:span><text:span text:style-name="T5"><text:line-break/>Fiche médicale en annexe 2 du règlement d’aventure, contresignée par le participant</text:span></text:p>
            </text:list-item>
            <text:list-item>
              <text:p text:style-name="P9"><text:span text:style-name="T6">Make sure to get the recommended vaccinations for travel. </text:span><text:span text:style-name="T5"><text:line-break/>S’assurer d’obtenir les vaccinations nécessaires pour le voyage.</text:span></text:p>
            </text:list-item>
          </text:list>
        </text:list-item>
      </text:list>
      <text:p text:style-name="P2"/>
      <text:list xml:id="list781831201" text:continue-numbering="true" text:style-name="WWNum1">
        <text:list-item>
          <text:p text:style-name="P6"><text:span text:style-name="T7">Completed Technical Log Book /</text:span> Carnet technique complété<text:line-break/>Modèle : <text:a xlink:type="simple" xlink:href="https://drive.google.com/file/d/1zKyW_0P8Kq0zA3nlg7XP5YWo2yqTkW3V/view?usp=sharing" text:style-name="Internet_20_link" text:visited-style-name="Visited_20_Internet_20_Link"><text:span text:style-name="T8">https://drive.google.com/file/d/1zKyW_0P8Kq0zA3nlg7XP5YWo2yqTkW3V/view?usp=sharing</text:span></text:a></text:p>
        </text:list-item>
      </text:list>
      <text:p text:style-name="P2"/>
      <text:list xml:id="list465465049" text:continue-numbering="true" text:style-name="WWNum1">
        <text:list-item>
          <text:p text:style-name="P7"><text:span text:style-name="T7">Proof of medical insurance / </text:span>Attestation d’assurance médicale</text:p>
          <text:list>
            <text:list-item>
              <text:p text:style-name="P10"><text:span text:style-name="T5">See Adventure Regulation 9.6 / Voir point 9.6 du Règlement d’aventure</text:span></text:p>
            </text:list-item>
          </text:list>
        </text:list-item>
      </text:list>
      <text:p text:style-name="P2"/>
      <text:list xml:id="list1818836205" text:continue-numbering="true" text:style-name="WWNum1">
        <text:list-item>
          <text:p text:style-name="P7"><text:span text:style-name="T7">Updated contact info / </text:span>Mise à jour des informations personnelles</text:p>
          <text:list>
            <text:list-item>
              <text:p text:style-name="P10">Mobile phone # used during the adventure / # de téléphone mobile utilisé pendant l’aventure.</text:p>
            </text:list-item>
          </text:list>
        </text:list-item>
        <text:list-item>
          <text:p text:style-name="P7"><text:span text:style-name="T7">Applications on your smartphone / </text:span>Applications sur votre smartphone</text:p>
          <text:list>
            <text:list-item>
              <text:p text:style-name="P10">WeChat</text:p>
            </text:list-item>
            <text:list-item>
              <text:p text:style-name="P10">Wetransfer</text:p>
            </text:list-item>
          </text:list>
        </text:list-item>
      </text:list>
      <text:p text:style-name="P12"/>
      <text:list xml:id="list787704246" text:continue-numbering="true" text:style-name="WWNum1">
        <text:list-item>
          <text:p text:style-name="P8"><text:span text:style-name="T7">Presence in Lyon 48 hours before departure for the Technical Inspection </text:span>/ Présence à Lyon 48h avant départ pour contrôle technique </text:p>
          <text:list>
            <text:list-item>
              <text:p text:style-name="P11"><text:span text:style-name="T5">See Adventure Regulation 3.2 / Voir point 3.2 du Règlement d’aventure</text:span></text:p>
            </text:list-item>
          </text:list>
        </text:list-item>
      </text:list>
      <text:p text:style-name="P4"/>
      <text:p text:style-name="P5"><text:span text:style-name="T11">email documents <text:line-break/></text:span><text:a xlink:type="simple" xlink:href="mailto:staff@thesuntrip.com" text:style-name="Internet_20_link" text:visited-style-name="Visited_20_Internet_20_Link"><text:span text:style-name="T9">staff@thesuntrip.com</text:span></text:a></text:p>
      <text:p text:style-name="P4"/>
      <text:p text:style-name="P5"><text:span text:style-name="T11">or bring it to / ou l’apporter à<text:line-break/>LYON</text:span></text:p>
      <text:p text:style-name="P5"><text:span text:style-name="T11">(Last chance ! Dernière chance !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139in" fo:margin-bottom="0in" fo:line-height="100%" fo:keep-together="always" fo:keep-with-next="always"/>
      <style:text-properties style:font-name="Trebuchet MS" fo:font-size="16pt" style:font-name-asian="Trebuchet MS1" style:font-size-asian="16pt" style:font-name-complex="Trebuchet MS1" style:font-size-complex="16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139in" fo:margin-bottom="0in" fo:line-height="100%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 style:font-size-complex="13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11in" fo:margin-bottom="0in" fo:line-height="100%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 style:font-size-complex="12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11in" fo:margin-bottom="0in" fo:line-height="100%" fo:keep-together="always" fo:keep-with-next="always"/>
      <style:text-properties fo:color="#666666" style:font-name="Trebuchet MS" fo:font-size="11pt" style:text-underline-style="solid" style:text-underline-width="auto" style:text-underline-color="font-color" style:font-name-asian="Trebuchet MS1" style:font-size-asian="11pt" style:font-name-complex="Trebuchet MS1" style:font-size-complex="11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11in" fo:margin-bottom="0in" fo:line-height="100%" fo:keep-together="always" fo:keep-with-next="always"/>
      <style:text-properties fo:color="#666666" style:font-name="Trebuchet MS" fo:font-size="11pt" style:font-name-asian="Trebuchet MS1" style:font-size-asian="11pt" style:font-name-complex="Trebuchet MS1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11in" fo:margin-bottom="0in" fo:line-height="100%" fo:keep-together="always" fo:keep-with-next="always"/>
      <style:text-properties fo:color="#666666" style:font-name="Trebuchet MS" fo:font-size="11pt" fo:font-style="italic" style:font-name-asian="Trebuchet MS1" style:font-size-asian="11pt" style:font-style-asian="italic" style:font-name-complex="Trebuchet MS1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in" fo:line-height="100%" fo:text-align="start" style:justify-single-word="false" fo:keep-together="always" fo:keep-with-next="always"/>
      <style:text-properties style:font-name="Trebuchet MS" fo:font-size="21pt" fo:font-weight="bold" style:font-name-asian="Trebuchet MS1" style:font-size-asian="21pt" style:font-weight-asian="bold" style:font-name-complex="Trebuchet MS1" style:font-size-complex="21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139in" fo:line-height="100%" fo:text-align="start" style:justify-single-word="false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3pt" style:font-style-complex="italic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☐" text:bullet-char="☐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66in" fo:margin-bottom="0.7866in" fo:margin-left="0.7866in" fo:margin-right="0.7866in" style:writing-mode="lr-tb" style:layout-grid-color="#c0c0c0" style:layout-grid-lines="25704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1" meta:word-count="253" meta:character-count="1670"/>
    <dc:date>2018-05-23T14:17:03</dc:date>
    <dc:creator>Auguste Colle</dc:creator>
    <meta:generator>OpenOffice/4.1.3$Unix OpenOffice.org_project/413m1$Build-9783</meta:generator>
  </office:meta>
</office:document-meta>
</file>